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02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4.1953in"/>
    </style:style>
    <style:style style:name="co4" style:family="table-column">
      <style:table-column-properties fo:break-before="auto" style:column-width="4.107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</style:style>
    <style:style style:name="ce2" style:family="table-cell" style:parent-style-name="Default">
      <style:table-cell-properties fo:border="0.0008in solid #000000"/>
    </style:style>
  </office:automatic-styles>
  <office:body>
    <office:spreadsheet>
      <table:table table:name="List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>
            <text:p>Danh sách các tài liệu của khóa SDSI – Software Development Skill Improvement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File/Folder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formula="of:=ROW()-ROW([.$A$2])" office:value-type="float" office:value="1">
            <text:p>1</text:p>
          </table:table-cell>
          <table:table-cell office:value-type="string">
            <text:p>Giới thiệu</text:p>
          </table:table-cell>
          <table:table-cell office:value-type="string">
            <text:p>Gioi thieu dich vu – SDSI.pdf</text:p>
          </table:table-cell>
          <table:table-cell office:value-type="string">
            <text:p><text:a xlink:href="http://open-ones.googlecode.com/files/Gioi%20thieu%20dich%20vu%20-%20SDSI.pdf">http://open-ones.googlecode.com/files/Gioi%20thieu%20dich%20vu%20-%20SDSI.pdf</text:a></text:p>
          </table:table-cell>
        </table:table-row>
        <table:table-row table:style-name="ro2">
          <table:table-cell table:formula="of:=ROW()-ROW([.$A$2])" office:value-type="float" office:value="2">
            <text:p>2</text:p>
          </table:table-cell>
          <table:table-cell office:value-type="string">
            <text:p>Đề cương</text:p>
          </table:table-cell>
          <table:table-cell office:value-type="string">
            <text:p><text:a xlink:href="../DeCuong_Chuong%20trinh%20tang%20cuong%20ky%20nang%20cho%20ky%20su%20CNTT.odt">DeCuong_Chuong trinh tang cuong ky nang cho ky su CNTT.odt</text:a></text:p>
          </table:table-cell>
          <table:table-cell office:value-type="string">
            <text:p>Đề cương này là một phần của dịch vụ SDSI</text:p>
          </table:table-cell>
        </table:table-row>
        <table:table-row table:style-name="ro1">
          <table:table-cell table:formula="of:=ROW()-ROW([.$A$2])" office:value-type="float" office:value="3">
            <text:p>3</text:p>
          </table:table-cell>
          <table:table-cell/>
          <table:table-cell office:value-type="string">
            <text:p>DeCuong_Chuong trinh tang cuong ky nang cho ky su CNTT.pdf</text:p>
          </table:table-cell>
          <table:table-cell office:value-type="string">
            <text:p>Phiên bản PDF của đề cương</text:p>
          </table:table-cell>
        </table:table-row>
        <table:table-row table:style-name="ro2">
          <table:table-cell table:formula="of:=ROW()-ROW([.$A$2])" office:value-type="float" office:value="4">
            <text:p>4</text:p>
          </table:table-cell>
          <table:table-cell office:value-type="string">
            <text:p>Presentation</text:p>
          </table:table-cell>
          <table:table-cell office:value-type="string">
            <text:p><text:a xlink:href="../Presentation/SDSI_Topic1_SDLC_v1.1.odp">SDSI_Topic1_SDLC_v1.1.odp</text:a></text:p>
          </table:table-cell>
          <table:table-cell office:value-type="string">
            <text:p>Tài liệu trình chiếu để dạy chủ đề 1: SDLC</text:p>
          </table:table-cell>
        </table:table-row>
        <table:table-row table:style-name="ro2">
          <table:table-cell table:formula="of:=ROW()-ROW([.$A$2])" office:value-type="float" office:value="5">
            <text:p>5</text:p>
          </table:table-cell>
          <table:table-cell/>
          <table:table-cell office:value-type="string">
            <text:p><text:a xlink:href="../Presentation/SDSI_Topic2_How%20To%20Do%20Coding_v1.0.odp">SDSI_Topic2_How To Do Coding_v1.0.odp</text:a></text:p>
          </table:table-cell>
          <table:table-cell office:value-type="string">
            <text:p>Tài liệu trình chiếu để dạy chủ đề 2: HTC</text:p>
          </table:table-cell>
        </table:table-row>
        <table:table-row table:style-name="ro2">
          <table:table-cell table:formula="of:=ROW()-ROW([.$A$2])" office:value-type="float" office:value="6">
            <text:p>6</text:p>
          </table:table-cell>
          <table:table-cell/>
          <table:table-cell office:value-type="string">
            <text:p><text:a xlink:href="../Presentation/SDSI_Topic3_How%20To%20Do%20Unit%20Test_v1.0.odp">SDSI_Topic3_How To Do Unit Test_v1.0.odp</text:a></text:p>
          </table:table-cell>
          <table:table-cell office:value-type="string">
            <text:p>Tài liệu trình chiếu để dạy chủ đề 3: UT</text:p>
          </table:table-cell>
        </table:table-row>
        <table:table-row table:style-name="ro1">
          <table:table-cell table:formula="of:=ROW()-ROW([.$A$2])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formula="of:=ROW()-ROW([.$A$2])" office:value-type="float" office:value="8">
            <text:p>8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3">11/03/2011</text:date>, <text:time>17:3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6H52M34S</meta:editing-duration>
    <meta:editing-cycles>7</meta:editing-cycles>
    <meta:generator>OpenOffice.org/3.3$Win32 OpenOffice.org_project/330m20$Build-9567</meta:generator>
    <dc:date>2011-11-03T17:37:48.15</dc:date>
    <dc:creator>Thach Le</dc:creator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